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list-style-name="L1">
      <style:text-properties fo:font-size="14pt" style:font-size-asian="14pt" style:font-size-complex="14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ens github</text:p>
      <text:p text:style-name="P1"/>
      <text:list xml:id="list7799243954158263772" text:style-name="L1">
        <text:list-item>
          <text:p text:style-name="P2"><text:a xlink:type="simple" xlink:href="https://github.com/AmiriBSaf/Project3" text:style-name="Internet_20_link" text:visited-style-name="Visited_20_Internet_20_Link">https://github.com/AmiriBSaf/Project3</text:a></text:p>
        </text:list-item>
        <text:list-item>
          <text:p text:style-name="P2"><text:a xlink:type="simple" xlink:href="https://amiribsaf.github.io/Project3/" text:style-name="Internet_20_link" text:visited-style-name="Visited_20_Internet_20_Link">https://amiribsaf.github.io/Project3/</text:a></text:p>
          <text:p text:style-name="P2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quizada safia</meta:initial-creator>
    <meta:creation-date>2021-12-24T19:29:53.37</meta:creation-date>
    <meta:document-statistic meta:table-count="0" meta:image-count="0" meta:object-count="0" meta:page-count="1" meta:paragraph-count="3" meta:word-count="6" meta:character-count="88"/>
    <dc:date>2021-12-24T19:32:37.11</dc:date>
    <dc:creator>boquizada safia</dc:creator>
    <meta:editing-duration>PT2M44S</meta:editing-duration>
    <meta:editing-cycles>1</meta:editing-cycles>
    <meta:generator>OpenOffice/4.1.10$Win32 OpenOffice.org_project/4110m2$Build-9807</meta:generator>
  </office:meta>
</office:document-meta>
</file>